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fo:text-transform="uppercase" fo:color="#000000" style:font-name="medium-content-serif-font" fo:font-size="12pt" fo:letter-spacing="normal" fo:font-style="normal" fo:font-weight="bold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text-transform="uppercase" fo:color="#000000" style:font-name="medium-content-serif-font" fo:font-size="12pt" fo:letter-spacing="normal" fo:font-style="normal" fo:font-weight="bold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text-transform="uppercase" fo:color="#000000" style:font-name="medium-content-serif-font" fo:font-size="12pt" fo:letter-spacing="normal" fo:font-style="normal" fo:font-weight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text-transform="lowercase" fo:color="#000000" style:font-name="medium-content-serif-font" fo:font-size="12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text-transform="lowercase" fo:color="#000000" style:font-name="medium-content-serif-font" fo:font-size="12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text-transform="uppercase" fo:color="#000000" style:font-name="medium-content-serif-font" fo:font-size="12pt" fo:letter-spacing="normal" fo:font-style="normal" fo:font-weight="bold" loext:padding="0in" loext:border="none"/>
    </style:style>
    <style:style style:name="P7" style:family="paragraph" style:parent-style-name="Standard">
      <style:paragraph-properties fo:margin-top="0in" fo:margin-bottom="0in" loext:contextual-spacing="false" fo:line-height="120%" fo:text-align="center" style:justify-single-word="false" fo:orphans="2" fo:widows="2"/>
      <style:text-properties fo:font-variant="normal" fo:text-transform="none" fo:color="#000000" style:font-name="medium-content-serif-font" fo:font-size="12pt" fo:letter-spacing="normal" fo:font-style="normal" fo:font-weight="bold" officeooo:rsid="00165f34" officeooo:paragraph-rsid="00165f34" loext:padding="0in" loext:border="none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fo:orphans="2" fo:widows="2"/>
      <style:text-properties fo:font-variant="normal" fo:text-transform="none" fo:color="#000000" fo:letter-spacing="normal" loext:padding-left="0in" loext:padding-right="0in" loext:padding-top="0in" loext:padding-bottom="0.0209in" loext:border-left="none" loext:border-right="none" loext:border-top="none" loext:border-bottom="1.5pt solid #000000"/>
    </style:style>
    <style:style style:name="P9" style:family="paragraph" style:parent-style-name="Text_20_body">
      <style:paragraph-properties fo:margin-top="0in" fo:margin-bottom="0in" loext:contextual-spacing="false" fo:text-align="end" style:justify-single-word="false" fo:orphans="2" fo:widows="2"/>
      <style:text-properties fo:font-variant="normal" fo:text-transform="none" fo:color="#000000" style:font-name="medium-content-serif-font" fo:font-size="12pt" fo:letter-spacing="normal" fo:font-style="normal" fo:font-weight="bold" loext:padding="0in" loext:border="none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text-transform="uppercase" fo:color="#000000" style:font-name="medium-content-serif-font" fo:font-size="12pt" fo:letter-spacing="normal" fo:font-style="normal" fo:font-weight="bold"/>
    </style:style>
    <style:style style:name="P11" style:family="paragraph" style:parent-style-name="Standard">
      <style:paragraph-properties fo:margin-top="0in" fo:margin-bottom="0.0972in" loext:contextual-spacing="false" fo:text-align="center" style:justify-single-word="false" fo:orphans="2" fo:widows="2"/>
      <style:text-properties fo:font-variant="normal" fo:text-transform="none" fo:color="#000000" style:font-name="medium-content-serif-font" fo:letter-spacing="normal" fo:font-style="normal" fo:font-weight="bold" officeooo:rsid="00165f34" officeooo:paragraph-rsid="00165f34" loext:padding-left="0in" loext:padding-right="0in" loext:padding-top="0in" loext:padding-bottom="0.0209in" loext:border-left="none" loext:border-right="none" loext:border-top="none" loext:border-bottom="1.5pt solid #000000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 fo:orphans="2" fo:widows="2"/>
      <style:text-properties fo:font-variant="normal" fo:text-transform="none" fo:color="#000000" style:font-name="medium-content-serif-font" fo:letter-spacing="normal" fo:font-style="normal" fo:font-weight="bold" loext:padding-left="0in" loext:padding-right="0in" loext:padding-top="0in" loext:padding-bottom="0.0209in" loext:border-left="none" loext:border-right="none" loext:border-top="none" loext:border-bottom="1.5pt solid #000000"/>
    </style:style>
    <style:style style:name="P13" style:family="paragraph" style:parent-style-name="Standard">
      <style:paragraph-properties fo:text-align="end" style:justify-single-word="false" fo:orphans="2" fo:widows="2"/>
      <style:text-properties fo:font-variant="normal" fo:text-transform="none" fo:color="#000000" style:font-name="medium-content-serif-font" fo:font-size="12pt" fo:letter-spacing="normal" fo:font-style="normal" fo:font-weight="bold" officeooo:rsid="0016bd82" loext:padding="0in" loext:border="none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15" style:family="paragraph" style:parent-style-name="Text_20_body" style:list-style-name="L2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16" style:family="paragraph" style:parent-style-name="Text_20_body" style:list-style-name="L3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20" style:family="paragraph" style:parent-style-name="Text_20_body" style:list-style-name="L3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font-variant="normal" fo:text-transform="none" fo:color="#000000" style:font-name="medium-content-serif-font" fo:font-size="12pt" fo:letter-spacing="normal" fo:font-style="normal" fo:font-weight="normal"/>
    </style:style>
    <style:style style:name="T1" style:family="text">
      <style:text-properties style:font-name="medium-content-serif-font" fo:font-style="normal" fo:font-weight="bold"/>
    </style:style>
    <style:style style:name="T2" style:family="text">
      <style:text-properties style:font-name="medium-content-serif-font" fo:font-style="normal" fo:font-weight="bold" officeooo:rsid="00165f34"/>
    </style:style>
    <style:style style:name="T3" style:family="text">
      <style:text-properties officeooo:rsid="0016bd82"/>
    </style:style>
    <style:style style:name="T4" style:family="text">
      <style:text-properties officeooo:rsid="0018637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instone J. Makwesheni</text:p>
      <text:p text:style-name="P11"><text:a xlink:type="simple" xlink:href="mailto:mjwinstone@yahoo.com" text:style-name="Internet_20_link" text:visited-style-name="Visited_20_Internet_20_Link">mjwinstone@yahoo.com</text:a></text:p>
      <text:p text:style-name="P11">Dar es Salaam</text:p>
      <text:p text:style-name="P11">Tanzania</text:p>
      <text:p text:style-name="P12">Phone</text:p>
      <text:p text:style-name="P8"><text:span text:style-name="T1">+</text:span><text:span text:style-name="T2">255</text:span><text:span text:style-name="T1"> (</text:span><text:span text:style-name="T2">652</text:span><text:span text:style-name="T1">) </text:span><text:span text:style-name="T2">821</text:span><text:span text:style-name="T1"> </text:span><text:span text:style-name="T2">433</text:span></text:p>
      <text:section text:style-name="Sect1" text:name="resume-sections">
        <text:p text:style-name="P2">EXPERIENCE</text:p>
        <text:p text:style-name="P13">Muhimbili Medical Resarch Center(NIMR)</text:p>
        <text:p text:style-name="P1">DATABASE DEVELOPER</text:p>
        <text:p text:style-name="P4">0<text:span text:style-name="T3">5</text:span>/201<text:span text:style-name="T3">8</text:span>–present</text:p>
        <text:list xml:id="list1392659640" text:style-name="L1">
          <text:list-item>
            <text:p text:style-name="P14">Work with a small team of developers on specific projects, including working directly with senior managers and clients</text:p>
          </text:list-item>
          <text:list-item>
            <text:p text:style-name="P18">Develop mapping specifications, Source to target mappings and ETL development. Perform</text:p>
          </text:list-item>
          <text:list-item>
            <text:p text:style-name="P18">Developing to estimated timelines or updating management on deviations to these estimates</text:p>
          </text:list-item>
          <text:list-item>
            <text:p text:style-name="P18">Develop the workflow and dataflow of SSIS ETL processes to support many different file structures and business processes</text:p>
          </text:list-item>
          <text:list-item>
            <text:p text:style-name="P18">Perform tasks related to performance tuning of ETL jobs</text:p>
          </text:list-item>
          <text:list-item>
            <text:p text:style-name="P18">Data loading workflow design and custom enrichment development using leading ETL tools</text:p>
          </text:list-item>
          <text:list-item>
            <text:p text:style-name="P18">Develop and manage business plans to achieve objectives</text:p>
          </text:list-item>
        </text:list>
        <text:p text:style-name="P9">Boston, MA</text:p>
        <text:p text:style-name="P10">DATABASE DEVELOPER</text:p>
        <text:p text:style-name="P5">07/2009–06/2014</text:p>
        <text:list xml:id="list2210998817" text:style-name="L2">
          <text:list-item>
            <text:p text:style-name="P15">Work as part of a development team and establish close working relationships with stake holders, quality assurance, architects, as well as management</text:p>
          </text:list-item>
          <text:list-item>
            <text:p text:style-name="P19">Work with the database developers, software developers and Development Lead, to architect and implement new features and solutions for customers</text:p>
          </text:list-item>
          <text:list-item>
            <text:p text:style-name="P19">Update/create Knowledge Base Articles and case studies as necessary. Assist in the creation and improvement of Knowledge Management</text:p>
          </text:list-item>
          <text:list-item>
            <text:p text:style-name="P19">Work with development and IT teams to troubleshoot data or performance problems</text:p>
          </text:list-item>
          <text:list-item>
            <text:p text:style-name="P19">Collaborate with developers, project managers and business analysts in conceptualizing and developing new software applications and enhancements</text:p>
          </text:list-item>
          <text:list-item>
            <text:p text:style-name="P19"><text:soft-page-break/>Review, discuss and work within agreed timescales and feedback to project managers any variances arising as tasks are performed</text:p>
          </text:list-item>
          <text:list-item>
            <text:p text:style-name="P19">Develops and supports database architecture and development to create and enhance the Enterprise Applications</text:p>
          </text:list-item>
        </text:list>
        <text:p text:style-name="P9">Detroit, MI</text:p>
        <text:p text:style-name="P10">JUNIOR DATABASE DEVELOPER</text:p>
        <text:p text:style-name="P5">03/2004–06/2009</text:p>
        <text:list xml:id="list2519633916" text:style-name="L3">
          <text:list-item>
            <text:p text:style-name="P16">Effectively develop, and collaborate with others to develop, database-centric solutions within a distributed team of SQL / T-SQL, Java, and.NET developers</text:p>
          </text:list-item>
          <text:list-item>
            <text:p text:style-name="P20">Perform ad-hoc analysis of production data where necessary to develop solutions to reported incidents</text:p>
          </text:list-item>
          <text:list-item>
            <text:p text:style-name="P20">Develops technical system documentation</text:p>
          </text:list-item>
          <text:list-item>
            <text:p text:style-name="P20">Programming – utilize programming languages to create complex functions for use in databases</text:p>
          </text:list-item>
          <text:list-item>
            <text:p text:style-name="P20">Working in an agile environment</text:p>
          </text:list-item>
          <text:list-item>
            <text:p text:style-name="P20">Adhere to all established Company and IT policies and procedures, including but not limited to</text:p>
          </text:list-item>
          <text:list-item>
            <text:p text:style-name="P20">Support and advise Operational teams; acting as third line support and responding to incidents where necessary</text:p>
          </text:list-item>
        </text:list>
        <text:p text:style-name="P3">EDUCATION</text:p>
        <text:p text:style-name="P9">Bachelor’s Degree in <text:span text:style-name="T4">Telecommunication Engineering</text:span></text:p>
        <text:p text:style-name="P10">UNIVERSITY <text:span text:style-name="T4">OF DODOMA</text:span></text:p>
        <text:p text:style-name="P6">SKILLS</text:p>
        <text:list xml:id="list1195702159" text:style-name="L4">
          <text:list-item>
            <text:p text:style-name="P17">Strong time management skills with ability to participate in multiple projects/work streams simultaneously as well as strong analytical/problem solving skills</text:p>
          </text:list-item>
          <text:list-item>
            <text:p text:style-name="P21">Solid technical proficiency with SQL Server with advanced knowledge of performance tuning and refactoring</text:p>
          </text:list-item>
          <text:list-item>
            <text:p text:style-name="P21">Hands-on Database Performance and Scalability experience with design knowledge of physical and logical database schemas and tables</text:p>
          </text:list-item>
          <text:list-item>
            <text:p text:style-name="P21">Good presentation, interpersonal, and written skills with the ability to influence decision makers at all levels of the organization</text:p>
          </text:list-item>
          <text:list-item>
            <text:p text:style-name="P21">Demonstrated ability and willingness to learn and quickly comprehend new concepts</text:p>
          </text:list-item>
          <text:list-item>
            <text:p text:style-name="P21">Demonstrated strong judgment and decision-making ability</text:p>
          </text:list-item>
          <text:list-item>
            <text:p text:style-name="P21">Strong verbal and written communications skills, with an ability to express complex technical concepts</text:p>
          </text:list-item>
          <text:list-item>
            <text:p text:style-name="P21">Basic level proficiency with Microsoft Word, Excel, and Outlook</text:p>
          </text:list-item>
          <text:list-item>
            <text:p text:style-name="P21"><text:soft-page-break/>Ability to maintain technical knowledge through training or other measures</text:p>
          </text:list-item>
          <text:list-item>
            <text:p text:style-name="P21">Excellent organizational skills and ability to handle multiple tasks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9:15:31.062164547</meta:creation-date>
    <dc:date>2020-11-15T12:35:30.839777291</dc:date>
    <meta:editing-duration>PT11M1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51" meta:word-count="502" meta:character-count="3459" meta:non-whitespace-character-count="3041"/>
  </office:meta>
</office:document-meta>
</file>